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3pt" officeooo:paragraph-rsid="000d145a" style:font-size-asian="13pt" style:font-size-complex="13pt"/>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3pt" fo:font-weight="bold" style:font-name-asian="ArialMT" style:font-size-asian="13pt" style:font-weight-asian="bold" style:font-name-complex="ArialMT" style:font-size-complex="13pt" style:font-weight-complex="bold"/>
    </style:style>
    <style:style style:name="P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6pt" fo:font-weight="bold" style:font-name-asian="ArialMT" style:font-size-asian="16pt" style:font-weight-asian="bold" style:font-name-complex="ArialMT" style:font-size-complex="16pt" style:font-weight-complex="bold"/>
    </style:style>
    <style:style style:name="P5"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6pt" fo:font-weight="bold" style:font-name-asian="ArialMT" style:font-size-asian="16pt" style:font-weight-asian="bold" style:font-name-complex="ArialMT" style:font-size-complex="16pt" style:font-weight-complex="bold"/>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2pt" fo:font-weight="bold" style:font-name-asian="ArialMT" style:font-size-asian="12pt" style:font-weight-asian="bold" style:font-name-complex="ArialMT" style:font-size-complex="12pt" style:font-weight-complex="bold"/>
    </style:style>
    <style:style style:name="P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2pt" fo:font-weight="normal" style:font-name-asian="ArialMT" style:font-size-asian="12pt" style:font-weight-asian="normal" style:font-name-complex="ArialMT" style:font-size-complex="12pt" style:font-weight-complex="normal"/>
    </style:style>
    <style:style style:name="P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2pt" style:text-underline-style="none" officeooo:rsid="000d99ee" officeooo:paragraph-rsid="000d99ee" style:font-name-asian="Monospace" style:font-size-asian="10.5pt" style:font-name-complex="Monospace" style:font-size-complex="12pt"/>
    </style:style>
    <style:style style:name="P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2pt" style:text-underline-style="none" officeooo:rsid="0010daaf" officeooo:paragraph-rsid="0010daaf" style:font-name-asian="Monospace" style:font-size-asian="10.5pt" style:font-name-complex="Monospace" style:font-size-complex="12pt"/>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2pt" style:text-underline-style="none" officeooo:rsid="00121804" officeooo:paragraph-rsid="00121804" style:font-name-asian="Monospace" style:font-size-asian="10.5pt" style:font-name-complex="Monospace" style:font-size-complex="12pt"/>
    </style:style>
    <style:style style:name="P1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2pt" style:text-underline-style="none" officeooo:rsid="00136c8b" officeooo:paragraph-rsid="00136c8b" style:font-name-asian="Monospace" style:font-size-asian="10.5pt" style:font-name-complex="Monospace" style:font-size-complex="12pt"/>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2pt" style:text-underline-style="none" officeooo:rsid="00140e83" officeooo:paragraph-rsid="00140e83" style:font-name-asian="Monospace" style:font-size-asian="10.5pt" style:font-name-complex="Monospace" style:font-size-complex="12pt"/>
    </style:style>
    <style:style style:name="P1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2pt" style:text-underline-style="none" fo:font-weight="normal" officeooo:rsid="00140e83" officeooo:paragraph-rsid="00140e83" style:font-name-asian="Monospace" style:font-size-asian="10.5pt" style:font-weight-asian="normal" style:font-name-complex="Monospace" style:font-size-complex="12pt" style:font-weight-complex="normal"/>
    </style:style>
    <style:style style:name="P1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2pt" style:text-underline-style="none" fo:font-weight="normal" officeooo:rsid="001711bf" officeooo:paragraph-rsid="001711bf" style:font-name-asian="Monospace" style:font-size-asian="10.5pt" style:font-weight-asian="normal" style:font-name-complex="Monospace" style:font-size-complex="12pt" style:font-weight-complex="normal"/>
    </style:style>
    <style:style style:name="P1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2pt" style:text-underline-style="solid" style:text-underline-width="auto" style:text-underline-color="font-color" fo:font-weight="bold" officeooo:rsid="000d99ee" officeooo:paragraph-rsid="000d99ee" style:font-name-asian="Monospace" style:font-size-asian="10.5pt" style:font-weight-asian="bold" style:font-name-complex="Monospace" style:font-size-complex="12pt" style:font-weight-complex="bold"/>
    </style:style>
    <style:style style:name="P1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urier new" fo:font-size="12pt" style:text-underline-style="none" fo:font-weight="normal" officeooo:rsid="00140e83" officeooo:paragraph-rsid="00140e83" style:font-name-asian="Monospace" style:font-size-asian="10.5pt" style:font-weight-asian="normal" style:font-name-complex="Monospace" style:font-size-complex="12pt" style:font-weight-complex="normal"/>
    </style:style>
    <style:style style:name="P1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urier new" fo:font-size="12pt" style:text-underline-style="none" fo:font-weight="normal" officeooo:rsid="00140e83" officeooo:paragraph-rsid="0022b92f" style:font-name-asian="Monospace" style:font-size-asian="10.5pt" style:font-weight-asian="normal" style:font-name-complex="Monospace" style:font-size-complex="12pt" style:font-weight-complex="normal"/>
    </style:style>
    <style:style style:name="P1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urier new" fo:font-size="12pt" style:text-underline-style="none" fo:font-weight="normal" officeooo:rsid="00185a6f" officeooo:paragraph-rsid="00185a6f" style:font-name-asian="Monospace" style:font-size-asian="10.5pt" style:font-weight-asian="normal" style:font-name-complex="Monospace" style:font-size-complex="12pt" style:font-weight-complex="normal"/>
    </style:style>
    <style:style style:name="P1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officeooo:paragraph-rsid="000d145a"/>
    </style:style>
    <style:style style:name="P2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3pt" fo:font-weight="bold" officeooo:paragraph-rsid="000d145a" style:font-name-asian="ArialMT" style:font-size-asian="13pt" style:font-weight-asian="bold" style:font-name-complex="ArialMT" style:font-size-complex="13pt" style:font-weight-complex="bold"/>
    </style:style>
    <style:style style:name="P2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officeooo:paragraph-rsid="000d145a" style:font-name-asian="Helvetica" style:font-size-asian="12pt" style:font-weight-asian="normal" style:font-name-complex="Helvetica" style:font-size-complex="12pt" style:font-weight-complex="normal"/>
    </style:style>
    <style:style style:name="P2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2pt" style:text-underline-style="none" officeooo:rsid="000d99ee" officeooo:paragraph-rsid="000f03bc" style:font-name-asian="Monospace" style:font-size-asian="10.5pt" style:font-name-complex="Monospace" style:font-size-complex="12pt"/>
    </style:style>
    <style:style style:name="P2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2pt" style:text-underline-style="none" officeooo:rsid="000d99ee" officeooo:paragraph-rsid="0042adf4" style:font-name-asian="Monospace" style:font-size-asian="10.5pt" style:font-name-complex="Monospace" style:font-size-complex="12pt"/>
    </style:style>
    <style:style style:name="P2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2pt" style:text-underline-style="none" officeooo:rsid="003ce8e1" officeooo:paragraph-rsid="003ce8e1" style:font-name-asian="Monospace" style:font-size-asian="10.5pt" style:font-name-complex="Monospace" style:font-size-complex="12pt"/>
    </style:style>
    <style:style style:name="P2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2pt" style:text-underline-style="none" officeooo:rsid="003ce8e1" officeooo:paragraph-rsid="004512cd" style:font-name-asian="Monospace" style:font-size-asian="10.5pt" style:font-name-complex="Monospace" style:font-size-complex="12pt"/>
    </style:style>
    <style:style style:name="P2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2pt" style:text-underline-style="none" officeooo:rsid="00401295" officeooo:paragraph-rsid="00401295" style:font-name-asian="Monospace" style:font-size-asian="10.5pt" style:font-name-complex="Monospace" style:font-size-complex="12pt"/>
    </style:style>
    <style:style style:name="P2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1" fo:font-size="12pt" style:text-underline-style="none" officeooo:rsid="0045b604" officeooo:paragraph-rsid="0045b604" style:font-name-asian="Monospace" style:font-size-asian="10.5pt" style:font-name-complex="Monospace" style:font-size-complex="12pt"/>
    </style:style>
    <style:style style:name="T1" style:family="text">
      <style:text-properties style:text-underline-style="solid" style:text-underline-width="auto" style:text-underline-color="font-color"/>
    </style:style>
    <style:style style:name="T2"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3"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4"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5"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6"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7"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8" style:family="text">
      <style:text-properties officeooo:rsid="000d99ee"/>
    </style:style>
    <style:style style:name="T9" style:family="text">
      <style:text-properties officeooo:rsid="000f03bc"/>
    </style:style>
    <style:style style:name="T10" style:family="text">
      <style:text-properties officeooo:rsid="001194dc"/>
    </style:style>
    <style:style style:name="T11" style:family="text">
      <style:text-properties officeooo:rsid="00136c8b"/>
    </style:style>
    <style:style style:name="T12" style:family="text">
      <style:text-properties officeooo:rsid="000e86cd"/>
    </style:style>
    <style:style style:name="T13" style:family="text">
      <style:text-properties officeooo:rsid="00140e83"/>
    </style:style>
    <style:style style:name="T14" style:family="text">
      <style:text-properties officeooo:rsid="001540c5"/>
    </style:style>
    <style:style style:name="T15" style:family="text">
      <style:text-properties officeooo:rsid="001bfc81"/>
    </style:style>
    <style:style style:name="T16" style:family="text">
      <style:text-properties officeooo:rsid="0022b92f"/>
    </style:style>
    <style:style style:name="T17" style:family="text">
      <style:text-properties officeooo:rsid="0024674c"/>
    </style:style>
    <style:style style:name="T18" style:family="text">
      <style:text-properties officeooo:rsid="003e6d76"/>
    </style:style>
    <style:style style:name="T19" style:family="text">
      <style:text-properties fo:font-style="italic" officeooo:rsid="003e6d76" style:font-style-asian="italic" style:font-style-complex="italic"/>
    </style:style>
    <style:style style:name="T20" style:family="text">
      <style:text-properties officeooo:rsid="004069bb"/>
    </style:style>
    <style:style style:name="T21" style:family="text">
      <style:text-properties officeooo:rsid="00413e8f"/>
    </style:style>
    <style:style style:name="T22" style:family="text">
      <style:text-properties officeooo:rsid="00424abe"/>
    </style:style>
    <style:style style:name="T23" style:family="text">
      <style:text-properties officeooo:rsid="00435cb4"/>
    </style:style>
    <style:style style:name="T24" style:family="text">
      <style:text-properties officeooo:rsid="004512cd"/>
    </style:style>
    <style:style style:name="T25" style:family="text">
      <style:text-properties officeooo:rsid="00493a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6">Université </text:span><text:span text:style-name="T7">de </text:span><text:span text:style-name="T6">Montpellier</text:span></text:p>
      <text:p text:style-name="P19"><text:span text:style-name="T6">Faculté des Sciences</text:span><text:span text:style-name="T5"> </text:span></text:p>
      <text:p text:style-name="P20">Département Informatique</text:p>
      <text:p text:style-name="P21"/>
      <text:p text:style-name="P2"><text:span text:style-name="T2">Filière</text:span><text:span text:style-name="T3"> : M</text:span><text:span text:style-name="T4">aster</text:span><text:span text:style-name="T3"> </text:span><text:span text:style-name="T4">I</text:span><text:span text:style-name="T3">nformatique</text:span><text:span text:style-name="T5"> <text:tab/><text:tab/><text:tab/><text:tab/><text:tab/></text:span><text:span text:style-name="T2">Intervenant :</text:span><text:span text:style-name="T3"> Chouki TIBERMACINE</text:span></text:p>
      <text:p text:style-name="P4"/>
      <text:p text:style-name="P4"/>
      <text:p text:style-name="P4"/>
      <text:p text:style-name="P5">TP</text:p>
      <text:p text:style-name="P5">Introduction aux <text:span text:style-name="T8">plugins de navigateurs Web</text:span></text:p>
      <text:p text:style-name="P3"/>
      <text:p text:style-name="P3"/>
      <text:p text:style-name="P3"/>
      <text:p text:style-name="P6"><text:span text:style-name="T1">Exercice 1.</text:span> <text:span text:style-name="T8">Un premier plugin jouet</text:span></text:p>
      <text:p text:style-name="P7"/>
      <text:p text:style-name="P8">Écrire un plugin avec un background script, qui écoute les cliques sur le bouton action du plugin et qui affiche avec un alert() le message « Hello World !!! »</text:p>
      <text:p text:style-name="P8"/>
      <text:p text:style-name="P9">Pour tester le plugin, utiliser le navigateur Chrome <text:span text:style-name="T10">(ou Chromium)</text:span>.</text:p>
      <text:p text:style-name="P9"/>
      <text:p text:style-name="P10">Nous voudrions maintenant échanger avec l’utilisateur pour lui demander le nom de la personne à qui dire bonjour. (Utiliser la méthode prompt(…) de l’objet window)</text:p>
      <text:p text:style-name="P10">Le nom saisi par l’utilisateur dans cette fenêtre de prompt doit être affiché dans la console <text:span text:style-name="T11">(avec console.log(...))</text:span>, <text:span text:style-name="T11">précédé du mot « Bonjour »</text:span>.</text:p>
      <text:p text:style-name="P10"/>
      <text:p text:style-name="P11">Dans quelle console ce message est<text:span text:style-name="T13">-il</text:span> affiché ?</text:p>
      <text:p text:style-name="P11"/>
      <text:p text:style-name="P11">Pour l’afficher dans la console de la page <text:span text:style-name="T15">chargée</text:span> dans l’onglet du navigateur, i<text:span text:style-name="T12">l faudrait ajouter au plugin un content script </text:span>dans lequel on fait un console.log(...)<text:span text:style-name="T12">. Ce content script doit recevoir le message (à afficher dans la console) en s’appuyant sur le mécanisme d’échange de messages (entre scripts) vu en cours :</text:span></text:p>
      <text:p text:style-name="P12">Dans le background script, mettre le code suivant :</text:p>
      <text:p text:style-name="P16">chrome.browserAction.onClicked.addListener(function(tab) {</text:p>
      <text:p text:style-name="P17"><text:s text:c="4"/>var msg = prompt("<text:span text:style-name="T16">T</text:span>o who<text:span text:style-name="T17">m</text:span> <text:span text:style-name="T16">s</text:span>ay hell<text:span text:style-name="T16">o</text:span>?");</text:p>
      <text:p text:style-name="P16"><text:s text:c="4"/>console.log(msg);</text:p>
      <text:p text:style-name="P16"><text:s text:c="4"/>chrome.tabs.sendMessage(tab.id,msg);</text:p>
      <text:p text:style-name="P16">});</text:p>
      <text:p text:style-name="P13">Noter l’envoi du message en utilisant <text:span text:style-name="T14">la méthode sendMessage de </text:span>l’API chrome.tabs. <text:span text:style-name="T14">Cette méthode reçoit comme premier argument l’identifiant de l’onglet, obtenu grâce au paramètre de la callback.</text:span></text:p>
      <text:p text:style-name="P13"/>
      <text:p text:style-name="P14">Dans le content script, définir l’écouteur d’événement suivant :</text:p>
      <text:p text:style-name="P18">chrome.runtime.onMessage.addListener(function(m) {</text:p>
      <text:p text:style-name="P18"><text:tab/>console.log("Hello "+m);</text:p>
      <text:p text:style-name="P18">});</text:p>
      <text:p text:style-name="P8"/>
      <text:p text:style-name="P8"/>
      <text:p text:style-name="P8"/>
      <text:p text:style-name="P15"><text:soft-page-break/>Exercice 2.</text:p>
      <text:p text:style-name="P8"/>
      <text:p text:style-name="P23">Écrire un plugin permettant <text:span text:style-name="T9">de traduire automatiquement, en utilisant l’API Google Translate, une sélection de texte faite par un utilisateur sur une page Web consultée en ligne.</text:span></text:p>
      <text:p text:style-name="P22"/>
      <text:p text:style-name="P24">Proposer une action dans le navigateur (un bouton dans la barre d’outils), qui permet l’activation <text:span text:style-name="T23">et</text:span> la désactivation de <text:span text:style-name="T24">cette</text:span> traduction.</text:p>
      <text:p text:style-name="P24"/>
      <text:p text:style-name="P25">Une fois activée, la traduction est effectuée automatiquement à chaque fois que l’utilisateur sélection<text:span text:style-name="T21">ne</text:span> un morceau de texte <text:span text:style-name="T21">(un mot ou une petite phrase) </text:span>dans une page Web visitée. Pour ce faire, un écouteur onclick doit être déf<text:span text:style-name="T18">i</text:span>ni dans un content script <text:span text:style-name="T18">(qui doit </text:span><text:span text:style-name="T19">matcher</text:span><text:span text:style-name="T18"> &lt;all_urls&gt;). Cet écouteur récupère le texte sélectionné par l’utilisateur, puis l’envoie par message à un background script. La récupération du texte sélectionné par l’utilisateur peut se faire de la façon suivante (solution testée sur Firefox) :</text:span></text:p>
      <text:p text:style-name="P27">document.body.addEventListener("click",function(e) {</text:p>
      <text:p text:style-name="P27"><text:tab/>var selObj = window.getSelection();</text:p>
      <text:p text:style-name="P27"><text:tab/>if(selObj != "") {</text:p>
      <text:p text:style-name="P27"><text:tab/><text:tab/>// ...</text:p>
      <text:p text:style-name="P27"><text:tab/>}</text:p>
      <text:p text:style-name="P27">});</text:p>
      <text:p text:style-name="P25"/>
      <text:p text:style-name="P25"><text:span text:style-name="T18">Le background script effectue une requête HTTP vers le service de traduction de Google, avec comme paramètre le texte sélectionné par l’utilisateur. Pour simplifier, on considère toujours la traduction de l’anglais vers le français. (Ceci peut être paramétrer plus tard.)</text:span></text:p>
      <text:p text:style-name="P24"/>
      <text:p text:style-name="P26">Le résultat de la traduction e<text:span text:style-name="T22">s</text:span>t renvoyé <text:span text:style-name="T25">ensuite par le background script </text:span>au content script qui affiche un bloc div avec la traduction obtenue. <text:span text:style-name="T20">Ce bloc div est masqué automatiquement au bout de quelques secondes.</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loext:contextual-spacing="false"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margin-top="0cm" fo:margin-bottom="0cm" loext:contextual-spacing="false"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margin-top="0cm" fo:margin-bottom="0cm" loext:contextual-spacing="false"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margin-top="0cm" fo:margin-bottom="0cm" loext:contextual-spacing="false"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margin-top="0cm" fo:margin-bottom="0cm" loext:contextual-spacing="false"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loext:contextual-spacing="false"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18pt" fo:font-style="normal" fo:text-shadow="none" style:text-underline-style="none" fo:font-weight="normal" style:letter-kerning="true"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loext:contextual-spacing="false" fo:text-indent="-0.6cm" style:auto-text-indent="false">
        <style:tab-stops/>
      </style:paragraph-properties>
    </style:style>
    <style:style style:name="Outline_20_6" style:display-name="Outline 6" style:family="paragraph" style:parent-style-name="Outline_20_5">
      <style:paragraph-properties fo:margin-left="7.2cm" fo:margin-right="0cm" fo:margin-top="0cm" fo:margin-bottom="0cm" loext:contextual-spacing="false" fo:text-indent="-0.6cm" style:auto-text-indent="false">
        <style:tab-stops/>
      </style:paragraph-properties>
    </style:style>
    <style:style style:name="Outline_20_7" style:display-name="Outline 7" style:family="paragraph" style:parent-style-name="Outline_20_6">
      <style:paragraph-properties fo:margin-left="8.4cm" fo:margin-right="0cm" fo:margin-top="0cm" fo:margin-bottom="0cm" loext:contextual-spacing="false" fo:text-indent="-0.6cm" style:auto-text-indent="false">
        <style:tab-stops/>
      </style:paragraph-properties>
    </style:style>
    <style:style style:name="Outline_20_8" style:display-name="Outline 8" style:family="paragraph" style:parent-style-name="Outline_20_7">
      <style:paragraph-properties fo:margin-left="9.601cm" fo:margin-right="0cm" fo:margin-top="0cm" fo:margin-bottom="0cm" loext:contextual-spacing="false" fo:text-indent="-0.6cm" style:auto-text-indent="false">
        <style:tab-stops/>
      </style:paragraph-properties>
    </style:style>
    <style:style style:name="Outline_20_9" style:display-name="Outline 9" style:family="paragraph" style:parent-style-name="Outline_20_8">
      <style:paragraph-properties fo:margin-left="10.8cm" fo:margin-right="0cm" fo:margin-top="0cm" fo:margin-bottom="0cm" loext:contextual-spacing="false"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08-09-21T12:20:08</meta:creation-date>
    <dc:date>2017-11-15T00:35:25.154754969</dc:date>
    <dc:language>fr-FR</dc:language>
    <meta:editing-cycles>311</meta:editing-cycles>
    <meta:editing-duration>P2DT16H44M3S</meta:editing-duration>
    <meta:document-statistic meta:table-count="0" meta:image-count="0" meta:object-count="0" meta:page-count="2" meta:paragraph-count="37" meta:word-count="463" meta:character-count="3131" meta:non-whitespace-character-count="2681"/>
    <meta:user-defined meta:name="Info 1"/>
    <meta:user-defined meta:name="Info 2"/>
    <meta:user-defined meta:name="Info 3"/>
    <meta:user-defined meta:name="Info 4"/>
  </office:meta>
</office:document-meta>
</file>